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Aptos Display" svg:font-family="Aptos Display" style:font-family-generic="swiss" style:font-pitch="variable" svg:panose-1="2 11 0 4 2 2 2 2 2 4"/>
    <style:font-face style:name="MS Mincho" svg:font-family="MS Mincho" style:font-family-generic="modern" style:font-pitch="fixed" svg:panose-1="2 2 6 9 4 2 5 8 3 4"/>
  </office:font-face-decls>
  <office:automatic-styles>
    <style:style style:name="P1" style:parent-style-name="Normal" style:master-page-name="MP0" style:family="paragraph">
      <style:paragraph-properties fo:break-before="page" fo:margin-top="0.1666in" fo:margin-bottom="0.1666in"/>
    </style:style>
    <style:style style:name="T2" style:parent-style-name="DefaultParagraphFont" style:family="text">
      <style:text-properties style:font-name="Aptos" style:font-name-asian="Aptos" style:font-name-complex="Aptos"/>
    </style:style>
    <style:style style:name="P3" style:parent-style-name="Normal" style:family="paragraph">
      <style:paragraph-properties fo:margin-top="0.1666in" fo:margin-bottom="0.1666in"/>
    </style:style>
    <style:style style:name="T4" style:parent-style-name="DefaultParagraphFont" style:family="text">
      <style:text-properties style:font-name="Aptos" style:font-name-asian="Aptos" style:font-name-complex="Aptos"/>
    </style:style>
    <style:style style:name="P5" style:parent-style-name="Normal" style:family="paragraph">
      <style:paragraph-properties fo:margin-top="0.1666in" fo:margin-bottom="0.1666in"/>
      <style:text-properties style:font-name="Aptos" style:font-name-asian="Aptos" style:font-name-complex="Aptos"/>
    </style:style>
    <style:style style:name="P6" style:parent-style-name="Normal" style:family="paragraph">
      <style:paragraph-properties fo:margin-top="0.1666in" fo:margin-bottom="0.1666in"/>
      <style:text-properties style:font-name="Aptos" style:font-name-asian="Aptos" style:font-name-complex="Aptos"/>
    </style:style>
    <style:style style:name="P7" style:parent-style-name="Normal" style:family="paragraph">
      <style:paragraph-properties fo:margin-top="0.1666in" fo:margin-bottom="0.1666in"/>
      <style:text-properties style:font-name="Aptos" style:font-name-asian="Aptos" style:font-name-complex="Aptos"/>
    </style:style>
    <style:style style:name="P8" style:parent-style-name="Normal" style:family="paragraph">
      <style:paragraph-properties fo:margin-top="0.1666in" fo:margin-bottom="0.1666in"/>
      <style:text-properties style:font-name="Aptos" style:font-name-asian="Aptos" style:font-name-complex="Aptos"/>
    </style:style>
    <style:style style:name="P9" style:parent-style-name="Normal" style:family="paragraph">
      <style:paragraph-properties fo:margin-top="0.1666in" fo:margin-bottom="0.1666in"/>
      <style:text-properties style:font-name="Aptos" style:font-name-asian="Aptos" style:font-name-complex="Aptos"/>
    </style:style>
    <style:style style:name="P10" style:parent-style-name="Normal" style:family="paragraph">
      <style:paragraph-properties fo:margin-top="0.1666in" fo:margin-bottom="0.1666in"/>
      <style:text-properties style:font-name="Aptos" style:font-name-asian="Aptos" style:font-name-complex="Aptos"/>
    </style:style>
    <style:style style:name="P11" style:parent-style-name="Normal" style:family="paragraph">
      <style:paragraph-properties fo:margin-top="0.1666in" fo:margin-bottom="0.1666in"/>
      <style:text-properties style:font-name="Aptos" style:font-name-asian="Aptos" style:font-name-complex="Aptos"/>
    </style:style>
    <style:style style:name="P12" style:parent-style-name="Normal" style:family="paragraph">
      <style:paragraph-properties fo:margin-top="0.1666in" fo:margin-bottom="0.1666in"/>
      <style:text-properties style:font-name="Aptos" style:font-name-asian="Aptos" style:font-name-complex="Aptos"/>
    </style:style>
    <style:style style:name="P13" style:parent-style-name="Normal" style:family="paragraph">
      <style:paragraph-properties fo:margin-top="0.1666in" fo:margin-bottom="0.1666in"/>
      <style:text-properties style:font-name="Aptos" style:font-name-asian="Aptos" style:font-name-complex="Aptos"/>
    </style:style>
    <style:style style:name="P14" style:parent-style-name="Normal" style:family="paragraph">
      <style:paragraph-properties fo:margin-top="0.1666in" fo:margin-bottom="0.1666in"/>
      <style:text-properties style:font-name="Aptos" style:font-name-asian="Aptos" style:font-name-complex="Aptos"/>
    </style:style>
    <style:style style:name="P15" style:parent-style-name="Normal" style:family="paragraph">
      <style:paragraph-properties fo:margin-top="0.1666in" fo:margin-bottom="0.1666in"/>
    </style:style>
    <style:style style:name="T16" style:parent-style-name="DefaultParagraphFont" style:family="text">
      <style:text-properties style:font-name="Aptos" style:font-name-asian="Aptos" style:font-name-complex="Aptos"/>
    </style:style>
    <style:style style:name="T17" style:parent-style-name="DefaultParagraphFont" style:family="text">
      <style:text-properties style:font-name="Aptos" style:font-name-asian="Aptos" style:font-name-complex="Aptos"/>
    </style:style>
    <style:style style:name="T18" style:parent-style-name="DefaultParagraphFont" style:family="text">
      <style:text-properties style:font-name="Aptos" style:font-name-asian="Aptos" style:font-name-complex="Aptos"/>
    </style:style>
    <style:style style:name="T19" style:parent-style-name="DefaultParagraphFont" style:family="text">
      <style:text-properties style:font-name="Aptos" style:font-name-asian="Aptos" style:font-name-complex="Aptos"/>
    </style:style>
  </office:automatic-styles>
  <office:body>
    <office:text text:use-soft-page-breaks="true">
      <text:p text:style-name="P1"><text:span text:style-name="T2">Baví tě počítače a elektrotechnika? Rozumíš tomu asi jako tvůj padesátiletý otec rozumí moderní hudbě? Chceš se zlepšit? Chceš si osvěžit vědomosti, nebo se naučit něco nového? Tak jsi tu správně – vítej u jedniček a nul.</text:span></text:p>
      <text:p text:style-name="P3"><text:span text:style-name="T4">Zdravím! Mé jméno je Václav a budu vás provázet tímto naučným pořadem. Ptáte se, o čem tento pořad bude? Dnes se budeme bavit o tranzistorech a v budoucích dílech se podíváme na další články počítačové hierarchie.</text:span></text:p>
      <text:p text:style-name="P5">Tranzistory jsou nedílnou součástí každého dne. Toto křemíkové či germaniové zařízení, díky kterému právě sledujete toto video, je tak rozšířené, že z něj byla vytvořena drtivá většina moderních technologií, které používáme každý den. Když byl v roce 1925 Juliusem Lilenfeldem vydán patent na polem ovládaný tranzistor, bohužel<text:s/>byl ignorován<text:s/>kvůli lilenfeldově nulové<text:s/>publikaci ohledně jeho patentu.<text:s/>K jeho skutčnému<text:s/>použití<text:s/>došlo až po 2. světové válce v bellových laboratořích v USA.</text:p>
      <text:p text:style-name="P6">Tranzistory jsou nástupci elektronek, které fungovaly na podobném principu. Nepředpokládám, že znáte konstrukci tranzistoru – přeci jenom je to asi důvod, proč se díváte na toto video. Mají tři nožičky a nějaké tělo.<text:s/>Nožičky podle typu tranzistoru nějakým způsobem nazýváme – buď báze, kolektor, emitor (zkratkami označované jako BCE podle jejich anglických názvů), nebo Gate, Source a Drain.<text:s/>V tom těle jsou polovodiče. Polovodiče jsou stejné pro oba typy – buď typu P, nebo N. Polovodiče se vytvářejí tak, že ke čtyřmocnému,čistému<text:s/>silikonu, či dříve germaniu<text:s/>přidáme pěti mocný nebo tří mocný prvek. Jako tří mocný prvek se nejčastěji používá<text:s/>arsen<text:s/>a nebo<text:s/>fosfor<text:s/>a jako pěti mocný prvek se nejčastěji používá<text:s/>galium či bor. Nyní můžete vidět, co se stane, když náš tří nebo pěti mocný prvek obalíme našimi čtyřmocnými prvky – vznikne nám polovodič buď s dírou<text:s/>- P, nebo s přebývajícími elektrony<text:s/>- N. <text:s/></text:p>
      <text:p text:style-name="P7">Víte vlastně kde se tranzistory používají ?<text:s/>Prakticky všude. V tomto zařízení na kterém sledujete toto video - ať už je v podstatě<text:s/>jakékoliv. Nacházejí se v tom mikrfonu na kterém nahrávám tohle video a nachází se i ve vaší ledničce.<text:s/>Pochopitelně že tranzistory nejsou ve vašem telefonu 3 ale jsou jich tam<text:s/>desítky <text:s/>bilionů. Skládají se poté to tzv.<text:s/>Logických hradel a z těch tvoří integrované obvody. Tranzistory tam nejsou dané nějakým robotem – kdybychom měli jen asi 100 SMD tranzisotrů - což jsou<text:s/>zmenšené<text:s/>tranzistory<text:s/>– tak by už dorovnali velikost menšího telefonu. Proto se ty tranzistory do integrovaných zařízení “dávají” procesem známum jako fotolitografie. V<text:s/>podstatě se laserem na<text:s/>waffer, ne na ty oplatky ale na tenkou silikonovou destičku, udělají spousty tranzsitorů které potom fungují jako obvod. Fotolitografie je velice složitý proces - stejně jako výroba procesorů, proto je zde vysvětlen jen zevrubně, pro základní pochopení látky.<text:s/></text:p>
      <text:p text:style-name="P8">Tranzistory mají různé druhy které mají různé využití. Jak jsem již zmiňoval máme zde 2 největší skupiny - unipolární a bipolární, ty se dále dělí dál na další skupiny. U bipolárů jsou to NPN a PNP, u unipolárů to jsou zase MOSFETy a JFETy. Občac můžete také slyšet termíny jako BJT nebo FET, BJT znamená bipolar junction transistor<text:s/>jedná se o tranzistory které jsou ovládány napětím a jejich přesnou funkci si popíšeme později ve videu. FET není nejoblíbenější pokrn severních kmenů čech,<text:s/>ale Field Effected Transistor – tranzistor ovládaný polem. Funguje pomocí přivádění napětí na Gate<text:s/>–<text:s/>jejich podrobnější funkci si také popíšeme později si také probereme později.<text:s/>Ale teď si řekneme něco o jejich rozdílech. Unipoláry se oproti bipolárům<text:s/>používají hlavně v vysokonapěťových zařízeních, kdežto největší využití<text:s/>bipolárů je v kutilských okruzích. Bipoláry také nejsou nejúspornějším hráčem ve hře, hlavně oproti unipolárům které jsou pro případy kde se snažíme udělat velmi odolné zařízení velmi vhodné, avšak většinou bude stačit jednoduchý bipolár, jako třeba na tenhle obvod tranzsitoru jako přepínač, kde dioda bliká rychleji závisle na<text:s/>kapacitě<text:s/>kondenzátoru ale o tom třeba někdy jindy.</text:p>
      <text:p text:style-name="P9">Tak teď se podívám na podrobnou funkci tranzistorů.<text:s/>Field Effect Transistor<text:s/>jak jsem již zmínil je ovládán napětím. Otevírají se a zavírají pomocí určitého<text:s/>napětí<text:s/>na Gatu. Zde se můžeme podívat na obrázek, jak vypadá JFET uvnitř. Máme<text:s/>zde ty nožičky<text:s/>Source, Drain, Gate a vidíme tam<text:s/>polovodičovou bránu<text:s/>a<text:s/>polovodičovou<text:s/>destičku. Destička je v tomto případě z polovodiče typu N a<text:s/>brána<text:s/>je<text:s/>z polovodiče typu P.<text:s/>V tranzistoru vždy musí být<text:s/>polovodiče<text:s/>obou<text:s/>typů, jinak by elektrony nemohly z polovodiče N do<text:s/>polovodiče P. Když tedy na source - česky zdroj přivedeme proud, nemůže zatím projít, protože a poněvadž není na gateu,<text:s/>česky bráně ale pozor nejedná se o tu polovodičovou, není přivedeno napětí, tudíž zde vznikne tzv.<text:s/>Vyprázdněná<text:s/>oblast díky které<text:s/>proud přes náš JFET procházet nemůže. Ty polovodiče se taky p a n nejmenují<text:s/>náhodou. P znamená positive N zase negative. Když totiž je ten tranzistor zapojen v propustém směru, to znamená že na polovodiči N je - napětí a na polovodiči P je +<text:s/>tak proud může volně procházet a vyprázděná zóna zde udává kolik toho proudu může téci. Pokud by avšak byl<text:s/>tranzistor zapojen v závěrném směru, to znamená že na P by bylo - napětí a na N +<text:s/>tak proud při zvětšování vyprázdněné oblasti postupně teče méně a méně, u normálního jfetu tam také proud nulový většinou nebývá, stále protéká ale pokud by šlo o spínací jfet tak by tam proud netkl vůbec. Stejně jako u každého jiného spínacího tranzistoru, ale to není zcela pravda. I když se každým dnem polovodičové technologie zlepšují tak<text:s/>jsme od perfektních součástek stejně daleko jako od dokončení babylonské věže. Proto každý tranzistor i když je zavřený bude propouštět proud<text:s/>i kdyby se roztrhal. Tento JFET byl typu N, typ unipoláru určujeme podle typu destičky.</text:p>
      <text:p text:style-name="P10">Tak pro shrnutí. Vidíme, že se zde nachází již zmíněný Gate, který je vlastně řídicí elektrodou. Pokud na něj není přivedeno žádné napětí, tak proud tranzistorem může volně protékat. Pokud však je mezi Gate a Sourcem<text:s/>přivedeno napětí v zavěrném či propustém<text:s/>směru tak náš unipolární JFET bude nebo nebude propouštět proud.</text:p>
      <text:p text:style-name="P11"/>
      <text:p text:style-name="P12">No u fet tranzistorů jsou dva hlavní typy, ten první JFET jsme si před chvíli vysvětlili a teď se můžeme vrhnout na mosfet.<text:s/>Akronym mosfet znamená metal oxide semiconductor fet, to znamená<text:s/>že je řízen polem ale zároveň je tam použita<text:s/>metal oxidová struktura. Je to vlastně vylepšný JFET,<text:s/>potřebuje minimální napětí na gateu aby začal buď propouštět proud když je v<text:s/>ehancment módu, nebo proud propouštět přestane<text:s/>v depletion módu.<text:s/>Nejčastěji avšak najdeme mosfety v enhancment módu - tranzistor je od začátku uzavřen a čeká na otevření.<text:s/>Oba mají 2 rozdílné schématické značky, vidíte že ten mosfet který je v depletion módu tak<text:s/>má propojení mezi sourcem a drainem nepřerušované, avšak vevnitř mosfetu to takto nevypadá.<text:s/>Ještě stojí za zmínku to, že mosfety<text:s/>mají své ctnosti a neduhy.<text:s/>Například díky své kovo-oxidové části je mosfet náchylný na elektrostatické výboje, v porovnání s jfety protože to je náš momentální benchmark, protože to je něco je nám už známé. Poté se také můžeme bavit o ceně která je o něco vyšší oproti jfetům. Pochopitelně když si budete dělat nejké jednoduché zařízení kde potřebujete 3 unipoláry tak šáhnout po mosfetu není problém, jde o jednotky korun, ale ve větších zařízeních už může pochopitelně jít o větší částky.<text:s/>Také bychom mosfety neměli využívat pro zařízení která se budou pohybovat<text:s/>okolo velikého šumu, a v analogových zařízeních by jfety také našli lepší uplatnění než mosfety. Ale na druhou stranu oproti jfetům<text:s/>spínají rychleji a proto jsou lepší ve vysokofrekvenčních aplikacích. Umí také spínat vysoké napětí takže pro elektromotory jsou mosfety excelentní.<text:s/>Právě můžete vidět některé příklady obvodů a zapojení unipolárů.</text:p>
      <text:p text:style-name="P13">Ale pořád nám není úplně jasné co přesně se v<text:s/>enhancment<text:s/>mosfetu děje, tak se na to pojďme podívat.<text:s/>Když na gate není přivedeno žádné napětí tak se nic neděje, neportéká žádný proud, tedy jen absolutně minimální.<text:s/>Vzniká tam tedy<text:s/>vyprázdněná oblast která zabraňuje proudu<text:s/>aby prošel, když tedy na gateu není přivedeno napětí tak to vypadá asi takto.<text:s/>Když na gate napětí přivedeme tak se tranzistor otevře a tadá proud může proudit skrz a dále do obvodu, protože vyprázdněná oblast se zmenší. Kdyby šlo o unipolár v depletion módu tak by se přivádělo napětí v závěrném směru.<text:s/></text:p>
      <text:p text:style-name="P14">Tak to bychom 2 hlavní skupiny unipolárů měli za námi, teď hodíme vočko na ty bipoláry. Jak jsem dříve zmiňoval,<text:s/>máme 2 hlavní skupiny PNP a NPN, NPN mají na bázi polovodič typu P kdežto PNP mají ten<text:s/>druhý - typu N. Ve finále největší rozdíl je v toku proudu v součastce, jak se říká NPN šipka ven, jak můžeme vidět na téhle schématické značce<text:s/>tak směr proudu je z kolektoru na emitor, u PNP by to bylo přesně naopak. Takže NPN tranzistor funguje velice jednoduše. Když na bázi není proud není ani propouštění zamýšleného proudu v součástce. To samé kdyby byl proud na bázi zapojen v závěrném směru jako můžete vidět na tomto obrázku. Začne se něco dít teprve když zapojíme náš bipolár v propustném směru, jak vidíte začne proudit proud vesele dál pro zbytek hladových součástek v obvodu. Pochopitelně že princip PNP by byl podobný jen by šel proud opačně. Jo a tady máte nějaké obvody kde můžeme bipoláry najít.</text:p>
      <text:p text:style-name="P15"><text:span text:style-name="T16">Tohle by pro dnešní díl mohlo být vše</text:span><text:span text:style-name="T17">, doufám, že se vám líbil, protože mě celkem ano</text:span><text:span text:style-name="T18">.<text:s/></text:span><text:span text:style-name="T19">Naslyšenou.</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Aptos Display" svg:font-family="Aptos Display" style:font-family-generic="swiss" style:font-pitch="variable" svg:panose-1="2 11 0 4 2 2 2 2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6%" fo:background-color="transparent" style:tab-stop-distance="0.4916in"/>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cs" fo:country="CZ"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áclav Frydrych</meta:initial-creator>
    <dc:creator>Václav Frydrych</dc:creator>
    <meta:creation-date>2025-05-15T20:16:00Z</meta:creation-date>
    <dc:date>2025-05-15T20:16:00Z</dc:date>
    <meta:template xlink:href="Normal.dotm" xlink:type="simple"/>
    <meta:editing-cycles>1</meta:editing-cycles>
    <meta:editing-duration>PT0S</meta:editing-duration>
    <meta:document-statistic meta:page-count="1" meta:paragraph-count="18" meta:word-count="1390" meta:character-count="9295" meta:row-count="66" meta:non-whitespace-character-count="7923"/>
  </office:meta>
</office:document-meta>
</file>